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 fo:font-weight="normal" officeooo:rsid="001569f2" officeooo:paragraph-rsid="001569f2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officeooo:rsid="001569f2" officeooo:paragraph-rsid="001569f2"/>
    </style:style>
    <style:style style:name="P4" style:family="paragraph" style:parent-style-name="Standard">
      <style:text-properties officeooo:rsid="001569f2" officeooo:paragraph-rsid="001569f2"/>
    </style:style>
    <style:style style:name="P5" style:family="paragraph" style:parent-style-name="Standard">
      <style:paragraph-properties fo:text-align="justify" style:justify-single-word="false"/>
      <style:text-properties officeooo:paragraph-rsid="00172ef4"/>
    </style:style>
    <style:style style:name="P6" style:family="paragraph" style:parent-style-name="Standard">
      <style:paragraph-properties fo:text-align="justify" style:justify-single-word="false"/>
      <style:text-properties officeooo:paragraph-rsid="0017f3aa"/>
    </style:style>
    <style:style style:name="P7" style:family="paragraph" style:parent-style-name="Standard">
      <style:paragraph-properties fo:text-align="justify" style:justify-single-word="false"/>
      <style:text-properties officeooo:paragraph-rsid="0018a166"/>
    </style:style>
    <style:style style:name="P8" style:family="paragraph" style:parent-style-name="Standard">
      <style:text-properties officeooo:rsid="0018a166" officeooo:paragraph-rsid="0018a166"/>
    </style:style>
    <style:style style:name="P9" style:family="paragraph" style:parent-style-name="Standard">
      <style:text-properties officeooo:paragraph-rsid="0018a166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text-align="justify" style:justify-single-word="false"/>
      <style:text-properties fo:language="en" fo:country="US" fo:font-weight="normal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language="en" fo:country="US" fo:font-weight="normal" officeooo:rsid="001569f2" officeooo:paragraph-rsid="001569f2" style:font-weight-asian="normal" style:font-weight-complex="normal"/>
    </style:style>
    <style:style style:name="P13" style:family="paragraph" style:parent-style-name="Text_20_body">
      <style:text-properties officeooo:paragraph-rsid="001569f2"/>
    </style:style>
    <style:style style:name="P14" style:family="paragraph" style:parent-style-name="Standard">
      <style:paragraph-properties fo:text-align="justify" style:justify-single-word="false"/>
      <style:text-properties fo:language="en" fo:country="US" fo:font-weight="normal" officeooo:rsid="001569f2" officeooo:paragraph-rsid="00172ef4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language="en" fo:country="US" fo:font-weight="normal" officeooo:rsid="001569f2" officeooo:paragraph-rsid="0017f3aa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language="en" fo:country="US" fo:font-weight="normal" officeooo:rsid="001569f2" officeooo:paragraph-rsid="001569f2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language="en" fo:country="US" fo:font-weight="normal" officeooo:rsid="0017f3aa" officeooo:paragraph-rsid="0018a166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language="en" fo:country="US" fo:font-weight="normal" officeooo:rsid="0017f3aa" officeooo:paragraph-rsid="0017f3aa" style:font-weight-asian="normal" style:font-weight-complex="normal"/>
    </style:style>
    <style:style style:name="P19" style:family="paragraph" style:parent-style-name="Standard">
      <style:text-properties fo:font-weight="bold" officeooo:rsid="0018a166" officeooo:paragraph-rsid="0018a166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69f2" style:font-weight-asian="bold" style:font-weight-complex="bold"/>
    </style:style>
    <style:style style:name="T4" style:family="text">
      <style:text-properties fo:font-weight="bold" officeooo:rsid="0018a166" style:font-weight-asian="bold" style:font-weight-complex="bold"/>
    </style:style>
    <style:style style:name="T5" style:family="text">
      <style:text-properties fo:font-weight="bold" officeooo:rsid="001569f2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language="en" fo:country="US" fo:font-weight="normal" officeooo:rsid="001569f2" style:font-weight-asian="normal" style:font-weight-complex="normal"/>
    </style:style>
    <style:style style:name="T8" style:family="text">
      <style:text-properties fo:language="en" fo:country="US" fo:font-weight="normal" officeooo:rsid="00172ef4" style:font-weight-asian="normal" style:font-weight-complex="normal"/>
    </style:style>
    <style:style style:name="T9" style:family="text">
      <style:text-properties fo:language="en" fo:country="US" fo:font-weight="normal" officeooo:rsid="0017f3aa" style:font-weight-asian="normal" style:font-weight-complex="normal"/>
    </style:style>
    <style:style style:name="T10" style:family="text">
      <style:text-properties fo:language="en" fo:country="US" fo:font-weight="normal" officeooo:rsid="0018a166" style:font-weight-asian="normal" style:font-weight-complex="normal"/>
    </style:style>
    <style:style style:name="T11" style:family="text">
      <style:text-properties fo:language="en" fo:country="US" fo:font-weight="normal" officeooo:rsid="001a676d" style:font-weight-asian="normal" style:font-weight-complex="normal"/>
    </style:style>
    <style:style style:name="T12" style:family="text">
      <style:text-properties fo:language="en" fo:country="US" fo:font-weight="normal" officeooo:rsid="001e0f9a" style:font-weight-asian="normal" style:font-weight-complex="normal"/>
    </style:style>
    <style:style style:name="T13" style:family="text">
      <style:text-properties fo:language="en" fo:country="US" fo:font-weight="bold" style:font-weight-asian="bold" style:font-weight-complex="bold"/>
    </style:style>
    <style:style style:name="T14" style:family="text">
      <style:text-properties fo:language="en" fo:country="US" fo:font-weight="bold" officeooo:rsid="001569f2" style:font-weight-asian="bold" style:font-weight-complex="bold"/>
    </style:style>
    <style:style style:name="T15" style:family="text">
      <style:text-properties fo:language="en" fo:country="US" fo:font-weight="bold" style:font-weight-asian="normal" style:font-weight-complex="normal"/>
    </style:style>
    <style:style style:name="T16" style:family="text">
      <style:text-properties fo:language="en" fo:country="US" fo:font-weight="bold" officeooo:rsid="001569f2" style:font-weight-asian="normal" style:font-weight-complex="normal"/>
    </style:style>
    <style:style style:name="T17" style:family="text">
      <style:text-properties fo:language="en" fo:country="US" officeooo:rsid="001569f2"/>
    </style:style>
    <style:style style:name="T18" style:family="text">
      <style:text-properties officeooo:rsid="001569f2"/>
    </style:style>
    <style:style style:name="T19" style:family="text">
      <style:text-properties fo:font-weight="normal" officeooo:rsid="001569f2" style:font-weight-asian="normal" style:font-weight-complex="normal"/>
    </style:style>
    <style:style style:name="T20" style:family="text">
      <style:text-properties fo:font-weight="normal" officeooo:rsid="0018a166" style:font-weight-asian="normal" style:font-weight-complex="normal"/>
    </style:style>
    <style:style style:name="T21" style:family="text">
      <style:text-properties officeooo:rsid="0018a166"/>
    </style:style>
    <style:style style:name="T22" style:family="text">
      <style:text-properties officeooo:rsid="0019c3cb"/>
    </style:style>
    <style:style style:name="T23" style:family="text">
      <style:text-properties officeooo:rsid="001f51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4">Saludo de bienvenida</text:span><text:span text:style-name="T6"> </text:span></text:p>
      <text:p text:style-name="P5"><text:span text:style-name="T7">Estimado</text:span><text:span text:style-name="T9">s</text:span><text:span text:style-name="T7"> estudiante</text:span><text:span text:style-name="T11">s</text:span><text:span text:style-name="T7"> </text:span></text:p>
      <text:p text:style-name="P14"/>
      <text:p text:style-name="P6"><text:span text:style-name="T7">Bienvenido</text:span><text:span text:style-name="T9">s</text:span><text:span text:style-name="T7"> al curso virtual "</text:span><text:span text:style-name="T16">Economía I (Introducción a la Economía)</text:span><text:span text:style-name="T7">". Espero q</text:span><text:span text:style-name="T8">u</text:span><text:span text:style-name="T7">e disfrute</text:span><text:span text:style-name="T9">n</text:span><text:span text:style-name="T7"> el curso, al igual que yo </text:span><text:span text:style-name="T11">como tutor </text:span><text:span text:style-name="T7">disfru</text:span><text:span text:style-name="T9">t</text:span><text:span text:style-name="T7">e desarrollándolo para usted</text:span><text:span text:style-name="T9">es</text:span><text:span text:style-name="T7">. </text:span></text:p>
      <text:p text:style-name="P15"/>
      <text:p text:style-name="P7"><text:span text:style-name="T9">En el curso encontrarán contenido en inglés <text:s/>con el objetivo de recordarles <text:s/>la importancia de no olvidar a lo largo del plan de estudios la importancia de cumplir con el requisito de segunda lengua </text:span><text:span text:style-name="T10">e incentivarlos a estudiar una segunda lengua para que puedan mejorar sus ingresos </text:span><text:span text:style-name="T11">en un futuro cercano debido a que</text:span><text:span text:style-name="T10"> </text:span><text:span text:style-name="T11">en una </text:span><text:span text:style-name="T10">economía global se requiere desarrollar esta habilidad</text:span><text:span text:style-name="T9">. </text:span></text:p>
      <text:p text:style-name="P17"/>
      <text:p text:style-name="P7"><text:span text:style-name="T9">Sin embargo </text:span><text:span text:style-name="T10">es importante indicar que el material de estudio principal se encuent</text:span><text:span text:style-name="T11">r</text:span><text:span text:style-name="T10">a en español. Adiciona</text:span><text:span text:style-name="T12">l</text:span><text:span text:style-name="T10">mente </text:span><text:span text:style-name="T9">las actividades y el desarrollo de las mismas las podrán realizar en español, </text:span><text:span text:style-name="T10">si así lo prefieren</text:span><text:span text:style-name="T9">. </text:span><text:span text:style-name="T7"><text:s/></text:span></text:p>
      <text:p text:style-name="P2"/>
      <text:p text:style-name="P3"><text:span text:style-name="T7">P</text:span><text:span text:style-name="T6">or favor re</text:span><text:span text:style-name="T12">v</text:span><text:span text:style-name="T6">i</text:span><text:span text:style-name="T12">s</text:span><text:span text:style-name="T6">ar toda la información acerc</text:span><text:span text:style-name="T9">a</text:span><text:span text:style-name="T6"> del curso en <text:s/></text:span><text:span text:style-name="T15">Primer corte 30% &gt; Learning Resources &gt; Support material &gt; Presentations &gt; </text:span><text:span text:style-name="T13">000_syllabus_intro_econ_2021_2</text:span></text:p>
      <text:p text:style-name="P2"/>
      <text:p text:style-name="P18">Mis mejores deseos</text:p>
      <text:p text:style-name="Standard"/>
      <text:p text:style-name="Standard">----</text:p>
      <text:p text:style-name="Standard"/>
      <text:p text:style-name="P1"><text:span text:style-name="T18">Evaluación docente por parte de l</text:span><text:span text:style-name="T21">os</text:span><text:span text:style-name="T18"> estudiante</text:span><text:span text:style-name="T21">s</text:span> Bloque <text:span text:style-name="T18">2</text:span></text:p>
      <text:p text:style-name="Standard"/>
      <text:p text:style-name="P8">Estimados estudiantes</text:p>
      <text:p text:style-name="Standard"/>
      <text:p text:style-name="P9"><text:span text:style-name="T21">Recuerden que entre el <text:s/></text:span><text:span text:style-name="T4">2021-03-08</text:span><text:span text:style-name="T21"> y el </text:span><text:span text:style-name="T4">2021-03-27</text:span><text:span text:style-name="T20">, ustedes como estudiantes, tienen la oportunidad the evaluar el rendimiento de sus profesores asociados con las asignaturas del Bloque 2.</text:span></text:p>
      <text:p text:style-name="P19"/>
      <text:p text:style-name="P9"><text:span text:style-name="T21">Como tutor los invito a calificar el rendimiento de sus profesores teniendo en cuenta que la evaluación por parte de ustedes le permite a la universidad ofrecerles un mejor servicio educativo.</text:span><text:line-break/><text:line-break/><text:span text:style-name="T21">También recuerden que sus respuestas no estarán asociad</text:span><text:span text:style-name="T23">a</text:span><text:span text:style-name="T21">s con sus nombre</text:span><text:span text:style-name="T22">s</text:span><text:span text:style-name="T21"> </text:span><text:span text:style-name="T22">y apellidos </text:span><text:span text:style-name="T21">cuando se presenten a los tu</text:span><text:span text:style-name="T23">t</text:span><text:span text:style-name="T21">ores, de esa manera sienta</text:span><text:span text:style-name="T23">n</text:span><text:span text:style-name="T21">se libre</text:span><text:span text:style-name="T23">s</text:span><text:span text:style-name="T21"> </text:span><text:span text:style-name="T22">de</text:span><text:span text:style-name="T21"> compartir cualquier inquietud o sugerencia relacionada con l</text:span><text:span text:style-name="T23">a</text:span><text:span text:style-name="T21">s asignturas en las que se encuentra matriculado</text:span><text:span text:style-name="T23">s</text:span><text:span text:style-name="T21"> en el Bloque 2.</text:span><text:line-break/><text:line-break/><text:span text:style-name="T18">Mis mejores deseos</text:span></text:p>
      <text:p text:style-name="Standard"/>
      <text:p text:style-name="Standard">----</text:p>
      <text:p text:style-name="Standard"/>
      <text:p text:style-name="Standard"><text:span text:style-name="T3">Notas</text:span><text:span text:style-name="T2"> Homework 1 15%</text:span></text:p>
      <text:p text:style-name="P11"/>
      <text:p text:style-name="P12">Estimados estudiantes</text:p>
      <text:p text:style-name="Text_20_body"><text:span text:style-name="T18">A continuación me permito socializar las notas corrrespondientes a</text:span> <text:span text:style-name="T2">Questionnaire 1</text:span><text:span text:style-name="T1"> 15%</text:span>.</text:p>
      <text:p text:style-name="P13"><text:span text:style-name="T18">Si usted tiene algun reclamo relacionado con </text:span><text:span text:style-name="T3">Questionnaire 1</text:span><text:span text:style-name="T5"> 15%</text:span><text:span text:style-name="T19">,</text:span><text:span text:style-name="T5"> </text:span><text:span text:style-name="T19">por favor realizarlos en base a la realimentación realizada teniendo en cuenta los parámetros de evaluación.</text:span></text:p>
      <text:p text:style-name="Text_20_body"><text:soft-page-break/><text:span text:style-name="T17">La fecha límite para realizarlos es hasta el </text:span><text:s/><text:span text:style-name="T2">2021-02-14</text:span> a <text:span text:style-name="T18">las</text:span> <text:span text:style-name="T2">18:30</text:span> <text:span text:style-name="T18">horas</text:span> <text:span text:style-name="T18">enviando un correo a</text:span><text:span text:style-name="Strong_20_Emphasis"> luis.gomezl@unimilitar.edu.co</text:span> .</text:p>
      <text:p text:style-name="P4">Mis mejores deseos</text:p>
      <text:p text:style-name="P11">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18:34:26.959522873</meta:creation-date>
    <dc:date>2021-11-12T20:55:45.845002018</dc:date>
    <meta:editing-duration>PT1H38M30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2" meta:paragraph-count="20" meta:word-count="338" meta:character-count="2203" meta:non-whitespace-character-count="1872"/>
  </office:meta>
</office:document-meta>
</file>